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36.00pt" fo:text-indent="0.00p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36.00pt" fo:text-indent="0.00p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bsite : studytonight</text:span></text:p>
      <text:p text:style-name="P1"><text:span text:style-name="T1">--------------------</text:span></text:p>
      <text:p text:style-name="P1"><text:span text:style-name="T1">Servlet:</text:span></text:p>
      <text:p text:style-name="P1"><text:span text:style-name="T1">Used to create web application and it uses java technology.</text:span></text:p>
      <text:p text:style-name="P1"><text:span text:style-name="T1">http(Hyper Text Transfer protocol):</text:span></text:p>
      <text:p text:style-name="P1"><text:span text:style-name="T1">http methods:</text:span></text:p>
      <text:p text:style-name="P1"><text:span text:style-name="T1">OPTIONS<text:tab/></text:span></text:p>
      <text:p text:style-name="P1"><text:span text:style-name="T1">GET<text:tab/></text:span></text:p>
      <text:p text:style-name="P1"><text:span text:style-name="T1">HEAD<text:tab/></text:span></text:p>
      <text:p text:style-name="P1"><text:span text:style-name="T1">POST<text:tab/></text:span></text:p>
      <text:p text:style-name="P1"><text:span text:style-name="T1">DELETE<text:tab/></text:span></text:p>
      <text:p text:style-name="P1"><text:span text:style-name="T1">CONNECT<text:tab/></text:span></text:p>
      <text:p text:style-name="P1"><text:span text:style-name="T1">PUT</text:span></text:p>
      <text:p text:style-name="P1"><text:span text:style-name="T1">Difference between GET and POST requests</text:span></text:p>
      <text:p text:style-name="P1"><text:span text:style-name="T2">GET Request<text:tab/></text:span><text:span text:style-name="T3"><text:tab/><text:tab/><text:tab/></text:span><text:span text:style-name="T4">POST Request</text:span></text:p>
      <text:p text:style-name="P1"><text:span text:style-name="T5"/></text:p>
      <text:p text:style-name="P1"><text:span text:style-name="T6">Data is sent in header to the server<text:tab/>Data is sent in the request body</text:span></text:p>
      <text:p text:style-name="P1"><text:span text:style-name="T6">Get request can send only limited <text:tab/>Large amount of data can be sent.</text:span></text:p>
      <text:p text:style-name="P1"><text:span text:style-name="T6">amount of data</text:span></text:p>
      <text:p text:style-name="P1"><text:span text:style-name="T6">Get request is not secured because<text:tab/>Post request is secured because data is not exposed in URL.</text:span></text:p>
      <text:p text:style-name="P1"><text:span text:style-name="T6">data is exposed in URL</text:span></text:p>
      <text:p text:style-name="P1"><text:span text:style-name="T6">Get request can be bookmarked <text:tab/>Post request cannot be bookmarked.</text:span></text:p>
      <text:p text:style-name="P1"><text:span text:style-name="T6">and is more efficient.</text:span></text:p>
      <text:p text:style-name="P1"><text:span text:style-name="T7">RequestDispatcher:</text:span></text:p>
      <text:p text:style-name="P1"><text:span text:style-name="T8">It is used to forword request to another resource(servlet, jsp,etc...) and it ois also used to include the content<text:s text:c="2"/>of another resource.</text:span></text:p>
      <text:p text:style-name="P1"><text:span text:style-name="T8">Methods of RequestDispatcher interface</text:span></text:p>
      <text:p text:style-name="P2"><text:span text:style-name="T8">1.public void forward(ServletRequest request,ServletResponse response)throws ServletException,java.io.IOException:</text:span></text:p>
      <text:p text:style-name="P2"><text:span text:style-name="T8">Forwards a request from a servlet to another resource (servlet, JSP file, or HTML file) on the server. that resource will send response to the user.</text:span></text:p>
      <text:p text:style-name="P2"><text:span text:style-name="T8">2.public void include(ServletRequest request,ServletResponse response)throws ServletException,java.io.IOException:</text:span></text:p>
      <text:p text:style-name="P2"><text:span text:style-name="T8">Includes the content of a resource (servlet, JSP page, or HTML file) in the response.</text:span></text:p>
      <text:p text:style-name="P3"><text:span text:style-name="T8">SendRedirect:</text:span></text:p>
      <text:p text:style-name="P4"><text:span text:style-name="T8">The sendRedirect() method of HttpServletResponse interface can be used to redirect response to another resource</text:span></text:p>
      <text:p text:style-name="P5"><text:span text:style-name="T8">Session:</text:span></text:p>
      <text:p text:style-name="P5"><text:span text:style-name="T8">Study in java tutorial point:</text:span></text:p>
      <text:p text:style-name="P5"><text:span text:style-name="T8">--------------------------------------</text:span></text:p>
      <text:p text:style-name="P5"><text:span text:style-name="T8">cookies and session diff:</text:span></text:p>
      <text:p text:style-name="P5"><text:span text:style-name="T8">1.Since I created one session &amp; as we say that session store at server side that means if I clear browser cookie<text:s text:c="2"/>thereafter it should show me my login use as logged in but when i cleared the cookie then my user logged out that<text:s text:c="2"/>means there is something behind session with cookie so please tell me what is relation between cookie &amp; seesion ? </text:span></text:p>
      <text:p text:style-name="P5"><text:span text:style-name="T8">Please also give example as when should I use session &amp; when should I use cookie, url rewriting, hidden form field<text:s text:c="2"/>? </text:span></text:p>
      <text:p text:style-name="P5"><text:span text:style-name="T9"/></text:p>
      <text:p text:style-name="P5"><text:span text:style-name="T10">2.Since I read the entire description but always gets confused while choosing any one like if we clear cookie then<text:s text:c="2"/>session also gets expire so why not use cookie ? </text:span></text:p>
      <text:p text:style-name="P5"><text:span text:style-name="T10">Please explain with real life example for better understanding... </text:span></text:p>
      <text:p text:style-name="P5"><text:span text:style-name="T10">ans:</text:span></text:p>
      <text:p text:style-name="P5"><text:span text:style-name="T10">----------</text:span></text:p>
      <text:p text:style-name="P5"><text:span text:style-name="T10">1.Since I created one session &amp; as we say that session store at server side that means if I clear browser cookie<text:s text:c="2"/>thereafter it should show me my login use as logged in but when i cleared the cookie then my user logged out that<text:s text:c="2"/>means there is something behind session with cookie so please tell me what is relation between cookie &amp; seesion ?</text:span></text:p>
      <text:p text:style-name="P5"><text:span text:style-name="T10"><text:tab/>The session is stored at the server, true. However, the browser often uses a cookie to identity the<text:s text:c="2"/>session. For Tomcat, the cookie name is JSESSIONID. If you clear the cookies then the browser will not send this<text:s text:c="2"/>cookie, and the server doesn't know that the old session should be used. It therefore creates a new one. </text:span></text:p>
      <text:p text:style-name="P5"><text:span text:style-name="T11"/></text:p>
      <text:p text:style-name="P5"><text:span text:style-name="T12">2.Since I read the entire description but always gets confused while choosing any one like if we clear cookie then<text:s text:c="2"/>session also gets expire so why not use cookie ?</text:span></text:p>
      <text:p text:style-name="P5"><text:span text:style-name="T12"><text:tab/>Because cookies have more limitations on what they can store. For instance, it can only store text, whereas<text:s text:c="2"/>sessions can store any object that's serializable. (Perhaps serializable isn't even required, can't remember.)<text:s text:c="2"/>Cookies are also quite limited in the amount of data they can store, whereas sessions are limited by server memory<text:s text:c="2"/>only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